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801d" officeooo:paragraph-rsid="0015801d" style:font-size-asian="18pt" style:font-size-complex="18pt"/>
    </style:style>
    <style:style style:name="P2" style:family="paragraph" style:parent-style-name="Standard">
      <style:text-properties fo:font-size="22pt" officeooo:rsid="0015801d" officeooo:paragraph-rsid="0015801d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les for combining resistors and Ohms Law</text:p>
      <text:p text:style-name="P1"/>
      <text:p text:style-name="P1">V = Voltage but in an almost infinite number of texts E = Voltage</text:p>
      <text:p text:style-name="P1">I = Current</text:p>
      <text:p text:style-name="P1">R = Resistance</text:p>
      <text:p text:style-name="P1"/>
      <text:p text:style-name="P1">Combining resistors two ways:</text:p>
      <text:p text:style-name="P1"/>
      <text:p text:style-name="P1">Rsum_in_series <text:s text:c="2"/>= <text:s text:c="2"/>R1 + R2 + R3</text:p>
      <text:p text:style-name="P1"/>
      <text:p text:style-name="P1">Rtotal_in_parallel = 1 / (1/R1 + 1/R2 + 1/R3)</text:p>
      <text:p text:style-name="P1"/>
      <text:p text:style-name="P1">Ohms Law:</text:p>
      <text:p text:style-name="P1"/>
      <text:p text:style-name="P1">These three equations are identical to the next three:</text:p>
      <text:p text:style-name="P1"/>
      <text:p text:style-name="P1">I <text:s/>= V / R</text:p>
      <text:p text:style-name="P1"/>
      <text:p text:style-name="P1">V = I * R</text:p>
      <text:p text:style-name="P1"/>
      <text:p text:style-name="P1">R = V / I</text:p>
      <text:p text:style-name="P1"/>
      <text:p text:style-name="P1">OR</text:p>
      <text:p text:style-name="P1"/>
      <text:p text:style-name="P1">I = E / R</text:p>
      <text:p text:style-name="P1"/>
      <text:p text:style-name="P1">E = I * R</text:p>
      <text:p text:style-name="P1"/>
      <text:p text:style-name="P1">R = V /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0:04:16.607260207</meta:creation-date>
    <dc:date>2017-03-12T10:12:34.527945148</dc:date>
    <meta:editing-duration>PT8M19S</meta:editing-duration>
    <meta:editing-cycles>1</meta:editing-cycles>
    <meta:document-statistic meta:table-count="0" meta:image-count="0" meta:object-count="0" meta:page-count="1" meta:paragraph-count="16" meta:word-count="89" meta:character-count="359" meta:non-whitespace-character-count="281"/>
    <meta:generator>LibreOffice/5.1.6.2$Linux_X86_64 LibreOffice_project/10m0$Build-2</meta:generator>
  </office:meta>
</office:document-meta>
</file>